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10-0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3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482" calcext:value-type="float">
            <text:p>43.22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8637241379" calcext:value-type="float">
            <text:p>43.6968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0768" calcext:value-type="float">
            <text:p>43.76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53630344828" calcext:value-type="float">
            <text:p>43.6453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27752" calcext:value-type="float">
            <text:p>43.6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68272" calcext:value-type="float">
            <text:p>43.3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4312" calcext:value-type="float">
            <text:p>42.8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79398709677" calcext:value-type="float">
            <text:p>42.657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12632" calcext:value-type="float">
            <text:p>42.77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70371612903" calcext:value-type="float">
            <text:p>42.957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45506206897" calcext:value-type="float">
            <text:p>42.79455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5269677419" calcext:value-type="float">
            <text:p>43.0045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3083870968" calcext:value-type="float">
            <text:p>43.357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85744" calcext:value-type="float">
            <text:p>43.50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8204" calcext:value-type="float">
            <text:p>43.19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47308" calcext:value-type="float">
            <text:p>43.794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97708387097" calcext:value-type="float">
            <text:p>44.279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2926451613" calcext:value-type="float">
            <text:p>44.202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7174" calcext:value-type="float">
            <text:p>43.93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979483871" calcext:value-type="float">
            <text:p>43.6139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14496" calcext:value-type="float">
            <text:p>43.55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54975483871" calcext:value-type="float">
            <text:p>43.715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56631428571" calcext:value-type="float">
            <text:p>43.8956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76947096774" calcext:value-type="float">
            <text:p>44.137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3895483871" calcext:value-type="float">
            <text:p>44.7563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04347586207" calcext:value-type="float">
            <text:p>44.81043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1140645161" calcext:value-type="float">
            <text:p>45.256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81628" calcext:value-type="float">
            <text:p>46.10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0740645161" calcext:value-type="float">
            <text:p>46.079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85812" calcext:value-type="float">
            <text:p>45.188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08113548387" calcext:value-type="float">
            <text:p>44.640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9896" calcext:value-type="float">
            <text:p>44.3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5747096774" calcext:value-type="float">
            <text:p>43.939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0196" calcext:value-type="float">
            <text:p>44.2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92676129032" calcext:value-type="float">
            <text:p>44.309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13529230769" calcext:value-type="float">
            <text:p>44.41135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53698461539" calcext:value-type="float">
            <text:p>44.605369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75502222222" calcext:value-type="float">
            <text:p>45.19755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3996923077" calcext:value-type="float">
            <text:p>45.72339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36942222222" calcext:value-type="float">
            <text:p>45.3336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35288888889" calcext:value-type="float">
            <text:p>44.603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22707692308" calcext:value-type="float">
            <text:p>44.2522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42581818182" calcext:value-type="float">
            <text:p>44.1142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7306666667" calcext:value-type="float">
            <text:p>44.6657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3121" calcext:value-type="float">
            <text:p>44.783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882" calcext:value-type="float">
            <text:p>44.77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780064" calcext:value-type="float">
            <text:p>44.307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95901935484" calcext:value-type="float">
            <text:p>45.169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92024" calcext:value-type="float">
            <text:p>45.7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1860645161" calcext:value-type="float">
            <text:p>46.213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90888" calcext:value-type="float">
            <text:p>46.6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62735483871" calcext:value-type="float">
            <text:p>46.87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0957419355" calcext:value-type="float">
            <text:p>46.277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10876" calcext:value-type="float">
            <text:p>45.481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53534193548" calcext:value-type="float">
            <text:p>45.3153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33448" calcext:value-type="float">
            <text:p>45.91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87448" calcext:value-type="float">
            <text:p>45.93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61230344828" calcext:value-type="float">
            <text:p>45.9161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11" calcext:value-type="float">
            <text:p>45.83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4488" calcext:value-type="float">
            <text:p>44.9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28499310345" calcext:value-type="float">
            <text:p>44.95284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79184" calcext:value-type="float">
            <text:p>45.11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3235862069" calcext:value-type="float">
            <text:p>45.9573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73152" calcext:value-type="float">
            <text:p>45.7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6824" calcext:value-type="float">
            <text:p>44.9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9095172414" calcext:value-type="float">
            <text:p>44.60190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43536" calcext:value-type="float">
            <text:p>44.4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34192" calcext:value-type="float">
            <text:p>44.2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5432" calcext:value-type="float">
            <text:p>44.5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45113846154" calcext:value-type="float">
            <text:p>44.18451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32464" calcext:value-type="float">
            <text:p>44.31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9932903226" calcext:value-type="float">
            <text:p>44.805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32392" calcext:value-type="float">
            <text:p>45.37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18907586207" calcext:value-type="float">
            <text:p>45.7918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27470967742" calcext:value-type="float">
            <text:p>45.822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40092903226" calcext:value-type="float">
            <text:p>44.9340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94744" calcext:value-type="float">
            <text:p>44.35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37264516129" calcext:value-type="float">
            <text:p>44.56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9024" calcext:value-type="float">
            <text:p>45.11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06166451613" calcext:value-type="float">
            <text:p>45.2706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03658571429" calcext:value-type="float">
            <text:p>45.49036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63798709678" calcext:value-type="float">
            <text:p>45.41637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13876129032" calcext:value-type="float">
            <text:p>46.031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45456" calcext:value-type="float">
            <text:p>46.22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33208" calcext:value-type="float">
            <text:p>46.48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69856" calcext:value-type="float">
            <text:p>46.69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380516129" calcext:value-type="float">
            <text:p>46.1343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1437419355" calcext:value-type="float">
            <text:p>45.518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09536" calcext:value-type="float">
            <text:p>45.17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9376516129" calcext:value-type="float">
            <text:p>44.959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03448" calcext:value-type="float">
            <text:p>44.77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84772903226" calcext:value-type="float">
            <text:p>44.8684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23048571429" calcext:value-type="float">
            <text:p>45.0023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98735483871" calcext:value-type="float">
            <text:p>45.199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5032" calcext:value-type="float">
            <text:p>45.3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9772" calcext:value-type="float">
            <text:p>45.4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73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8" meta:object-count="0"/>
    <meta:user-defined meta:name="AppVersion">3.0</meta:user-defined>
  </office:meta>
</office:document-meta>
</file>